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5181938.15926314" calcext:value-type="float">
            <text:p>5181938.15926314</text:p>
          </table:table-cell>
          <table:table-cell office:value-type="float" office:value="35657927.2920275" calcext:value-type="float">
            <text:p>35657927.2920275</text:p>
          </table:table-cell>
          <table:table-cell office:value-type="float" office:value="192.977988016399" calcext:value-type="float">
            <text:p>192.977988016399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91387" calcext:value-type="float">
            <text:p>91387</text:p>
          </table:table-cell>
          <table:table-cell office:value-type="float" office:value="1327.9191789176" calcext:value-type="float">
            <text:p>1327.9191789176</text:p>
          </table:table-cell>
          <table:table-cell office:value-type="float" office:value="6.88119506565049" calcext:value-type="float">
            <text:p>6.88119506565049</text:p>
          </table:table-cell>
          <table:table-cell office:value-type="float" office:value="15855" calcext:value-type="float">
            <text:p>1585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5446687.80873922" calcext:value-type="float">
            <text:p>5446687.80873922</text:p>
          </table:table-cell>
          <table:table-cell office:value-type="float" office:value="38770613.0670316" calcext:value-type="float">
            <text:p>38770613.0670316</text:p>
          </table:table-cell>
          <table:table-cell office:value-type="float" office:value="183.597818548641" calcext:value-type="float">
            <text:p>183.597818548641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1641" calcext:value-type="float">
            <text:p>91641</text:p>
          </table:table-cell>
          <table:table-cell office:value-type="float" office:value="1306.8859888535" calcext:value-type="float">
            <text:p>1306.8859888535</text:p>
          </table:table-cell>
          <table:table-cell office:value-type="float" office:value="7.11819998290046" calcext:value-type="float">
            <text:p>7.11819998290046</text:p>
          </table:table-cell>
          <table:table-cell office:value-type="float" office:value="15861" calcext:value-type="float">
            <text:p>1586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5262816.18965218" calcext:value-type="float">
            <text:p>5262816.18965218</text:p>
          </table:table-cell>
          <table:table-cell office:value-type="float" office:value="35442429.68159" calcext:value-type="float">
            <text:p>35442429.68159</text:p>
          </table:table-cell>
          <table:table-cell office:value-type="float" office:value="190.012336354481" calcext:value-type="float">
            <text:p>190.012336354481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84664" calcext:value-type="float">
            <text:p>84664</text:p>
          </table:table-cell>
          <table:table-cell office:value-type="float" office:value="1279.6378644422" calcext:value-type="float">
            <text:p>1279.6378644422</text:p>
          </table:table-cell>
          <table:table-cell office:value-type="float" office:value="6.73449886987834" calcext:value-type="float">
            <text:p>6.73449886987834</text:p>
          </table:table-cell>
          <table:table-cell office:value-type="float" office:value="15888" calcext:value-type="float">
            <text:p>1588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5171365.40717861" calcext:value-type="float">
            <text:p>5171365.40717861</text:p>
          </table:table-cell>
          <table:table-cell office:value-type="float" office:value="34754644.6320019" calcext:value-type="float">
            <text:p>34754644.6320019</text:p>
          </table:table-cell>
          <table:table-cell office:value-type="float" office:value="193.372527613666" calcext:value-type="float">
            <text:p>193.372527613666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85823" calcext:value-type="float">
            <text:p>85823</text:p>
          </table:table-cell>
          <table:table-cell office:value-type="float" office:value="1299.57814806042" calcext:value-type="float">
            <text:p>1299.57814806042</text:p>
          </table:table-cell>
          <table:table-cell office:value-type="float" office:value="6.72059347880492" calcext:value-type="float">
            <text:p>6.72059347880492</text:p>
          </table:table-cell>
          <table:table-cell office:value-type="float" office:value="15572" calcext:value-type="float">
            <text:p>1557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4301679.0396425" calcext:value-type="float">
            <text:p>4301679.0396425</text:p>
          </table:table-cell>
          <table:table-cell office:value-type="float" office:value="47144893.793963" calcext:value-type="float">
            <text:p>47144893.793963</text:p>
          </table:table-cell>
          <table:table-cell office:value-type="float" office:value="232.467366994239" calcext:value-type="float">
            <text:p>232.467366994239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83903" calcext:value-type="float">
            <text:p>183903</text:p>
          </table:table-cell>
          <table:table-cell office:value-type="float" office:value="2547.76082234542" calcext:value-type="float">
            <text:p>2547.76082234542</text:p>
          </table:table-cell>
          <table:table-cell office:value-type="float" office:value="10.9596493275056" calcext:value-type="float">
            <text:p>10.9596493275056</text:p>
          </table:table-cell>
          <table:table-cell office:value-type="float" office:value="14755" calcext:value-type="float">
            <text:p>1475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4701619.03173514" calcext:value-type="float">
            <text:p>4701619.03173514</text:p>
          </table:table-cell>
          <table:table-cell office:value-type="float" office:value="32911080.046688" calcext:value-type="float">
            <text:p>32911080.046688</text:p>
          </table:table-cell>
          <table:table-cell office:value-type="float" office:value="212.692690166976" calcext:value-type="float">
            <text:p>212.692690166976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88842" calcext:value-type="float">
            <text:p>88842</text:p>
          </table:table-cell>
          <table:table-cell office:value-type="float" office:value="1488.83737797178" calcext:value-type="float">
            <text:p>1488.83737797178</text:p>
          </table:table-cell>
          <table:table-cell office:value-type="float" office:value="6.99994615143076" calcext:value-type="float">
            <text:p>6.99994615143076</text:p>
          </table:table-cell>
          <table:table-cell office:value-type="float" office:value="13475" calcext:value-type="float">
            <text:p>1347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4187124.46419585" calcext:value-type="float">
            <text:p>4187124.46419585</text:p>
          </table:table-cell>
          <table:table-cell office:value-type="float" office:value="31898870.0337274" calcext:value-type="float">
            <text:p>31898870.0337274</text:p>
          </table:table-cell>
          <table:table-cell office:value-type="float" office:value="238.827388235294" calcext:value-type="float">
            <text:p>238.827388235294</text:p>
          </table:table-cell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96370" calcext:value-type="float">
            <text:p>96370</text:p>
          </table:table-cell>
          <table:table-cell office:value-type="float" office:value="1819.46438013882" calcext:value-type="float">
            <text:p>1819.46438013882</text:p>
          </table:table-cell>
          <table:table-cell office:value-type="float" office:value="7.61832381781221" calcext:value-type="float">
            <text:p>7.61832381781221</text:p>
          </table:table-cell>
          <table:table-cell office:value-type="float" office:value="10625" calcext:value-type="float">
            <text:p>1062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3741198.54690039" calcext:value-type="float">
            <text:p>3741198.54690039</text:p>
          </table:table-cell>
          <table:table-cell office:value-type="float" office:value="37385701.2297248" calcext:value-type="float">
            <text:p>37385701.2297248</text:p>
          </table:table-cell>
          <table:table-cell office:value-type="float" office:value="267.294020208713" calcext:value-type="float">
            <text:p>267.294020208713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170387" calcext:value-type="float">
            <text:p>170387</text:p>
          </table:table-cell>
          <table:table-cell office:value-type="float" office:value="2671.06229587687" calcext:value-type="float">
            <text:p>2671.06229587687</text:p>
          </table:table-cell>
          <table:table-cell office:value-type="float" office:value="9.99297438001497" calcext:value-type="float">
            <text:p>9.99297438001497</text:p>
          </table:table-cell>
          <table:table-cell office:value-type="float" office:value="6037" calcext:value-type="float">
            <text:p>603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4814853.54761575" calcext:value-type="float">
            <text:p>4814853.54761575</text:p>
          </table:table-cell>
          <table:table-cell office:value-type="float" office:value="546360.606423157" calcext:value-type="float">
            <text:p>546360.606423157</text:p>
          </table:table-cell>
          <table:table-cell office:value-type="float" office:value="207.69063692398" calcext:value-type="float">
            <text:p>207.69063692398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897" calcext:value-type="float">
            <text:p>897</text:p>
          </table:table-cell>
          <table:table-cell office:value-type="float" office:value="23.5674836661207" calcext:value-type="float">
            <text:p>23.5674836661207</text:p>
          </table:table-cell>
          <table:table-cell office:value-type="float" office:value="0.113473982338198" calcext:value-type="float">
            <text:p>0.113473982338198</text:p>
          </table:table-cell>
          <table:table-cell office:value-type="float" office:value="3407" calcext:value-type="float">
            <text:p>34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120.72145932" calcext:value-type="float">
            <text:p>4509120.72145932</text:p>
          </table:table-cell>
          <table:table-cell office:value-type="float" office:value="670866.119875181" calcext:value-type="float">
            <text:p>670866.119875181</text:p>
          </table:table-cell>
          <table:table-cell office:value-type="float" office:value="221.772727272727" calcext:value-type="float">
            <text:p>221.772727272727</text:p>
          </table:table-cell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1038" calcext:value-type="float">
            <text:p>1038</text:p>
          </table:table-cell>
          <table:table-cell office:value-type="float" office:value="32.9953040138257" calcext:value-type="float">
            <text:p>32.9953040138257</text:p>
          </table:table-cell>
          <table:table-cell office:value-type="float" office:value="0.148779809039591" calcext:value-type="float">
            <text:p>0.148779809039591</text:p>
          </table:table-cell>
          <table:table-cell office:value-type="float" office:value="1914" calcext:value-type="float">
            <text:p>191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758555.540635726" calcext:value-type="float">
            <text:p>758555.540635726</text:p>
          </table:table-cell>
          <table:table-cell office:value-type="float" office:value="13300301.3216605" calcext:value-type="float">
            <text:p>13300301.3216605</text:p>
          </table:table-cell>
          <table:table-cell office:value-type="float" office:value="1318.2950310559" calcext:value-type="float">
            <text:p>1318.2950310559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office:value-type="float" office:value="528174" calcext:value-type="float">
            <text:p>528174</text:p>
          </table:table-cell>
          <table:table-cell office:value-type="float" office:value="23114.6174599115" calcext:value-type="float">
            <text:p>23114.6174599115</text:p>
          </table:table-cell>
          <table:table-cell office:value-type="float" office:value="17.5337211438912" calcext:value-type="float">
            <text:p>17.5337211438912</text:p>
          </table:table-cell>
          <table:table-cell office:value-type="float" office:value="966" calcext:value-type="float">
            <text:p>9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556335.715337312" calcext:value-type="float">
            <text:p>556335.715337312</text:p>
          </table:table-cell>
          <table:table-cell office:value-type="float" office:value="660688.869847573" calcext:value-type="float">
            <text:p>660688.869847573</text:p>
          </table:table-cell>
          <table:table-cell office:value-type="float" office:value="1797.47582697201" calcext:value-type="float">
            <text:p>1797.47582697201</text:p>
          </table:table-cell>
          <table:table-cell office:value-type="float" office:value="1404" calcext:value-type="float">
            <text:p>1404</text:p>
          </table:table-cell>
          <table:table-cell office:value-type="float" office:value="679" calcext:value-type="float">
            <text:p>679</text:p>
          </table:table-cell>
          <table:table-cell office:value-type="float" office:value="15356" calcext:value-type="float">
            <text:p>15356</text:p>
          </table:table-cell>
          <table:table-cell office:value-type="float" office:value="2134.63245296131" calcext:value-type="float">
            <text:p>2134.63245296131</text:p>
          </table:table-cell>
          <table:table-cell office:value-type="float" office:value="1.18757227270047" calcext:value-type="float">
            <text:p>1.18757227270047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8074.875940111" calcext:value-type="float">
            <text:p>338074.875940111</text:p>
          </table:table-cell>
          <table:table-cell office:value-type="float" office:value="377076.291521328" calcext:value-type="float">
            <text:p>377076.291521328</text:p>
          </table:table-cell>
          <table:table-cell office:value-type="float" office:value="2957.92462311558" calcext:value-type="float">
            <text:p>2957.92462311558</text:p>
          </table:table-cell>
          <table:table-cell office:value-type="float" office:value="2164" calcext:value-type="float">
            <text:p>2164</text:p>
          </table:table-cell>
          <table:table-cell office:value-type="float" office:value="1702" calcext:value-type="float">
            <text:p>1702</text:p>
          </table:table-cell>
          <table:table-cell office:value-type="float" office:value="25301" calcext:value-type="float">
            <text:p>25301</text:p>
          </table:table-cell>
          <table:table-cell office:value-type="float" office:value="3299.16041345121" calcext:value-type="float">
            <text:p>3299.16041345121</text:p>
          </table:table-cell>
          <table:table-cell office:value-type="float" office:value="1.11536324748405" calcext:value-type="float">
            <text:p>1.11536324748405</text:p>
          </table:table-cell>
          <table:table-cell office:value-type="float" office:value="199" calcext:value-type="float">
            <text:p>19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347.829635797" calcext:value-type="float">
            <text:p>349347.829635797</text:p>
          </table:table-cell>
          <table:table-cell office:value-type="float" office:value="316706.380648975" calcext:value-type="float">
            <text:p>316706.380648975</text:p>
          </table:table-cell>
          <table:table-cell office:value-type="float" office:value="2862.47663551402" calcext:value-type="float">
            <text:p>2862.47663551402</text:p>
          </table:table-cell>
          <table:table-cell office:value-type="float" office:value="2290" calcext:value-type="float">
            <text:p>2290</text:p>
          </table:table-cell>
          <table:table-cell office:value-type="float" office:value="1284" calcext:value-type="float">
            <text:p>1284</text:p>
          </table:table-cell>
          <table:table-cell office:value-type="float" office:value="16026" calcext:value-type="float">
            <text:p>16026</text:p>
          </table:table-cell>
          <table:table-cell office:value-type="float" office:value="2595.02002880915" calcext:value-type="float">
            <text:p>2595.02002880915</text:p>
          </table:table-cell>
          <table:table-cell office:value-type="float" office:value="0.9065646149259" calcext:value-type="float">
            <text:p>0.906564614925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3317.292532116" calcext:value-type="float">
            <text:p>363317.292532116</text:p>
          </table:table-cell>
          <table:table-cell office:value-type="float" office:value="343763.333340695" calcext:value-type="float">
            <text:p>343763.333340695</text:p>
          </table:table-cell>
          <table:table-cell office:value-type="float" office:value="2752.41509433962" calcext:value-type="float">
            <text:p>2752.41509433962</text:p>
          </table:table-cell>
          <table:table-cell office:value-type="float" office:value="1994" calcext:value-type="float">
            <text:p>1994</text:p>
          </table:table-cell>
          <table:table-cell office:value-type="float" office:value="1668" calcext:value-type="float">
            <text:p>1668</text:p>
          </table:table-cell>
          <table:table-cell office:value-type="float" office:value="15204" calcext:value-type="float">
            <text:p>15204</text:p>
          </table:table-cell>
          <table:table-cell office:value-type="float" office:value="2604.27842829362" calcext:value-type="float">
            <text:p>2604.27842829362</text:p>
          </table:table-cell>
          <table:table-cell office:value-type="float" office:value="0.946179387567431" calcext:value-type="float">
            <text:p>0.946179387567431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06504.06504065" calcext:value-type="float">
            <text:p>406504.06504065</text:p>
          </table:table-cell>
          <table:table-cell office:value-type="float" office:value="73053.520584445" calcext:value-type="float">
            <text:p>73053.520584445</text:p>
          </table:table-cell>
          <table:table-cell office:value-type="float" office:value="2460" calcext:value-type="float">
            <text:p>2460</text:p>
          </table:table-cell>
          <table:table-cell office:value-type="float" office:value="2384" calcext:value-type="float">
            <text:p>2384</text:p>
          </table:table-cell>
          <table:table-cell office:value-type="float" office:value="1760" calcext:value-type="float">
            <text:p>1760</text:p>
          </table:table-cell>
          <table:table-cell office:value-type="float" office:value="3646" calcext:value-type="float">
            <text:p>3646</text:p>
          </table:table-cell>
          <table:table-cell office:value-type="float" office:value="442.090685168828" calcext:value-type="float">
            <text:p>442.090685168828</text:p>
          </table:table-cell>
          <table:table-cell office:value-type="float" office:value="0.179711660637735" calcext:value-type="float">
            <text:p>0.17971166063773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5351103.45190713" calcext:value-type="float">
            <text:p>5351103.45190713</text:p>
          </table:table-cell>
          <table:table-cell office:value-type="float" office:value="43677907.0571232" calcext:value-type="float">
            <text:p>43677907.0571232</text:p>
          </table:table-cell>
          <table:table-cell office:value-type="float" office:value="186.877343895043" calcext:value-type="float">
            <text:p>186.877343895043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141830" calcext:value-type="float">
            <text:p>141830</text:p>
          </table:table-cell>
          <table:table-cell office:value-type="float" office:value="1525.36973562353" calcext:value-type="float">
            <text:p>1525.36973562353</text:p>
          </table:table-cell>
          <table:table-cell office:value-type="float" office:value="8.16241125772974" calcext:value-type="float">
            <text:p>8.16241125772974</text:p>
          </table:table-cell>
          <table:table-cell office:value-type="float" office:value="16159" calcext:value-type="float">
            <text:p>1615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5716874.55679174" calcext:value-type="float">
            <text:p>5716874.55679174</text:p>
          </table:table-cell>
          <table:table-cell office:value-type="float" office:value="39478072.454281" calcext:value-type="float">
            <text:p>39478072.454281</text:p>
          </table:table-cell>
          <table:table-cell office:value-type="float" office:value="174.920752601084" calcext:value-type="float">
            <text:p>174.920752601084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81148" calcext:value-type="float">
            <text:p>81148</text:p>
          </table:table-cell>
          <table:table-cell office:value-type="float" office:value="1207.92122974591" calcext:value-type="float">
            <text:p>1207.92122974591</text:p>
          </table:table-cell>
          <table:table-cell office:value-type="float" office:value="6.90553414494296" calcext:value-type="float">
            <text:p>6.90553414494296</text:p>
          </table:table-cell>
          <table:table-cell office:value-type="float" office:value="16051" calcext:value-type="float">
            <text:p>160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5576958.57599614" calcext:value-type="float">
            <text:p>5576958.57599614</text:p>
          </table:table-cell>
          <table:table-cell office:value-type="float" office:value="38393655.5467113" calcext:value-type="float">
            <text:p>38393655.5467113</text:p>
          </table:table-cell>
          <table:table-cell office:value-type="float" office:value="179.309203461563" calcext:value-type="float">
            <text:p>179.309203461563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83183" calcext:value-type="float">
            <text:p>83183</text:p>
          </table:table-cell>
          <table:table-cell office:value-type="float" office:value="1234.42476759454" calcext:value-type="float">
            <text:p>1234.42476759454</text:p>
          </table:table-cell>
          <table:table-cell office:value-type="float" office:value="6.88433579405841" calcext:value-type="float">
            <text:p>6.88433579405841</text:p>
          </table:table-cell>
          <table:table-cell office:value-type="float" office:value="15831" calcext:value-type="float">
            <text:p>158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5320128.51557392" calcext:value-type="float">
            <text:p>5320128.51557392</text:p>
          </table:table-cell>
          <table:table-cell office:value-type="float" office:value="36077575.0661634" calcext:value-type="float">
            <text:p>36077575.0661634</text:p>
          </table:table-cell>
          <table:table-cell office:value-type="float" office:value="187.965384120448" calcext:value-type="float">
            <text:p>187.965384120448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85763" calcext:value-type="float">
            <text:p>85763</text:p>
          </table:table-cell>
          <table:table-cell office:value-type="float" office:value="1274.65628613939" calcext:value-type="float">
            <text:p>1274.65628613939</text:p>
          </table:table-cell>
          <table:table-cell office:value-type="float" office:value="6.7813352554457" calcext:value-type="float">
            <text:p>6.7813352554457</text:p>
          </table:table-cell>
          <table:table-cell office:value-type="float" office:value="15542" calcext:value-type="float">
            <text:p>1554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5003837.9703197" calcext:value-type="float">
            <text:p>5003837.9703197</text:p>
          </table:table-cell>
          <table:table-cell office:value-type="float" office:value="33628990.6136937" calcext:value-type="float">
            <text:p>33628990.6136937</text:p>
          </table:table-cell>
          <table:table-cell office:value-type="float" office:value="199.846598936958" calcext:value-type="float">
            <text:p>199.846598936958</text:p>
          </table:table-cell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87261" calcext:value-type="float">
            <text:p>87261</text:p>
          </table:table-cell>
          <table:table-cell office:value-type="float" office:value="1343.09692673765" calcext:value-type="float">
            <text:p>1343.09692673765</text:p>
          </table:table-cell>
          <table:table-cell office:value-type="float" office:value="6.72063939982956" calcext:value-type="float">
            <text:p>6.72063939982956</text:p>
          </table:table-cell>
          <table:table-cell office:value-type="float" office:value="14863" calcext:value-type="float">
            <text:p>1486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4739004.46052942" calcext:value-type="float">
            <text:p>4739004.46052942</text:p>
          </table:table-cell>
          <table:table-cell office:value-type="float" office:value="37401376.5404232" calcext:value-type="float">
            <text:p>37401376.5404232</text:p>
          </table:table-cell>
          <table:table-cell office:value-type="float" office:value="211.014783448481" calcext:value-type="float">
            <text:p>211.014783448481</text:p>
          </table:table-cell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  <table:table-cell office:value-type="float" office:value="122307" calcext:value-type="float">
            <text:p>122307</text:p>
          </table:table-cell>
          <table:table-cell office:value-type="float" office:value="1665.38002592865" calcext:value-type="float">
            <text:p>1665.38002592865</text:p>
          </table:table-cell>
          <table:table-cell office:value-type="float" office:value="7.89224337135249" calcext:value-type="float">
            <text:p>7.89224337135249</text:p>
          </table:table-cell>
          <table:table-cell office:value-type="float" office:value="13461" calcext:value-type="float">
            <text:p>1346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4353391.1983864" calcext:value-type="float">
            <text:p>4353391.1983864</text:p>
          </table:table-cell>
          <table:table-cell office:value-type="float" office:value="34864844.0655746" calcext:value-type="float">
            <text:p>34864844.0655746</text:p>
          </table:table-cell>
          <table:table-cell office:value-type="float" office:value="229.705981941309" calcext:value-type="float">
            <text:p>229.705981941309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98543" calcext:value-type="float">
            <text:p>98543</text:p>
          </table:table-cell>
          <table:table-cell office:value-type="float" office:value="1839.63785388317" calcext:value-type="float">
            <text:p>1839.63785388317</text:p>
          </table:table-cell>
          <table:table-cell office:value-type="float" office:value="8.00866324131345" calcext:value-type="float">
            <text:p>8.00866324131345</text:p>
          </table:table-cell>
          <table:table-cell office:value-type="float" office:value="10632" calcext:value-type="float">
            <text:p>1063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4419447.29246883" calcext:value-type="float">
            <text:p>4419447.29246883</text:p>
          </table:table-cell>
          <table:table-cell office:value-type="float" office:value="29490585.7859087" calcext:value-type="float">
            <text:p>29490585.7859087</text:p>
          </table:table-cell>
          <table:table-cell office:value-type="float" office:value="226.27263859535" calcext:value-type="float">
            <text:p>226.27263859535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88453" calcext:value-type="float">
            <text:p>88453</text:p>
          </table:table-cell>
          <table:table-cell office:value-type="float" office:value="1509.8975545814" calcext:value-type="float">
            <text:p>1509.8975545814</text:p>
          </table:table-cell>
          <table:table-cell office:value-type="float" office:value="6.6729126595001" calcext:value-type="float">
            <text:p>6.6729126595001</text:p>
          </table:table-cell>
          <table:table-cell office:value-type="float" office:value="6151" calcext:value-type="float">
            <text:p>61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4855353.91270436" calcext:value-type="float">
            <text:p>4855353.91270436</text:p>
          </table:table-cell>
          <table:table-cell office:value-type="float" office:value="742078.368557443" calcext:value-type="float">
            <text:p>742078.368557443</text:p>
          </table:table-cell>
          <table:table-cell office:value-type="float" office:value="205.958209839953" calcext:value-type="float">
            <text:p>205.958209839953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418" calcext:value-type="float">
            <text:p>1418</text:p>
          </table:table-cell>
          <table:table-cell office:value-type="float" office:value="31.4780621756809" calcext:value-type="float">
            <text:p>31.4780621756809</text:p>
          </table:table-cell>
          <table:table-cell office:value-type="float" office:value="0.152837132349044" calcext:value-type="float">
            <text:p>0.152837132349044</text:p>
          </table:table-cell>
          <table:table-cell office:value-type="float" office:value="3374" calcext:value-type="float">
            <text:p>337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4482212.54453934" calcext:value-type="float">
            <text:p>4482212.54453934</text:p>
          </table:table-cell>
          <table:table-cell office:value-type="float" office:value="1135394.02727274" calcext:value-type="float">
            <text:p>1135394.02727274</text:p>
          </table:table-cell>
          <table:table-cell office:value-type="float" office:value="223.104100946372" calcext:value-type="float">
            <text:p>223.104100946372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office:value-type="float" office:value="2341" calcext:value-type="float">
            <text:p>2341</text:p>
          </table:table-cell>
          <table:table-cell office:value-type="float" office:value="56.514737120883" calcext:value-type="float">
            <text:p>56.514737120883</text:p>
          </table:table-cell>
          <table:table-cell office:value-type="float" office:value="0.253311063674564" calcext:value-type="float">
            <text:p>0.253311063674564</text:p>
          </table:table-cell>
          <table:table-cell office:value-type="float" office:value="1902" calcext:value-type="float">
            <text:p>19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744124.740677943" calcext:value-type="float">
            <text:p>744124.740677943</text:p>
          </table:table-cell>
          <table:table-cell office:value-type="float" office:value="13441638.9704383" calcext:value-type="float">
            <text:p>13441638.9704383</text:p>
          </table:table-cell>
          <table:table-cell office:value-type="float" office:value="1343.86070686071" calcext:value-type="float">
            <text:p>1343.86070686071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573377" calcext:value-type="float">
            <text:p>573377</text:p>
          </table:table-cell>
          <table:table-cell office:value-type="float" office:value="24275.0838142037" calcext:value-type="float">
            <text:p>24275.0838142037</text:p>
          </table:table-cell>
          <table:table-cell office:value-type="float" office:value="18.0636904481796" calcext:value-type="float">
            <text:p>18.0636904481796</text:p>
          </table:table-cell>
          <table:table-cell office:value-type="float" office:value="962" calcext:value-type="float">
            <text:p>96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537947.3584026" calcext:value-type="float">
            <text:p>537947.3584026</text:p>
          </table:table-cell>
          <table:table-cell office:value-type="float" office:value="635105.594074075" calcext:value-type="float">
            <text:p>635105.594074075</text:p>
          </table:table-cell>
          <table:table-cell office:value-type="float" office:value="1858.91794871795" calcext:value-type="float">
            <text:p>1858.91794871795</text:p>
          </table:table-cell>
          <table:table-cell office:value-type="float" office:value="1490" calcext:value-type="float">
            <text:p>1490</text:p>
          </table:table-cell>
          <table:table-cell office:value-type="float" office:value="1266" calcext:value-type="float">
            <text:p>1266</text:p>
          </table:table-cell>
          <table:table-cell office:value-type="float" office:value="20088" calcext:value-type="float">
            <text:p>20088</text:p>
          </table:table-cell>
          <table:table-cell office:value-type="float" office:value="2194.65561028354" calcext:value-type="float">
            <text:p>2194.65561028354</text:p>
          </table:table-cell>
          <table:table-cell office:value-type="float" office:value="1.18060918815547" calcext:value-type="float">
            <text:p>1.18060918815547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5218.089982433" calcext:value-type="float">
            <text:p>365218.089982433</text:p>
          </table:table-cell>
          <table:table-cell office:value-type="float" office:value="354292.065980131" calcext:value-type="float">
            <text:p>354292.065980131</text:p>
          </table:table-cell>
          <table:table-cell office:value-type="float" office:value="2738.09" calcext:value-type="float">
            <text:p>2738.09</text:p>
          </table:table-cell>
          <table:table-cell office:value-type="float" office:value="2090.5" calcext:value-type="float">
            <text:p>2090.5</text:p>
          </table:table-cell>
          <table:table-cell office:value-type="float" office:value="1563" calcext:value-type="float">
            <text:p>1563</text:p>
          </table:table-cell>
          <table:table-cell office:value-type="float" office:value="15450" calcext:value-type="float">
            <text:p>15450</text:p>
          </table:table-cell>
          <table:table-cell office:value-type="float" office:value="2656.17610284912" calcext:value-type="float">
            <text:p>2656.17610284912</text:p>
          </table:table-cell>
          <table:table-cell office:value-type="float" office:value="0.970083562939538" calcext:value-type="float">
            <text:p>0.97008356293953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8922.469099595" calcext:value-type="float">
            <text:p>298922.469099595</text:p>
          </table:table-cell>
          <table:table-cell office:value-type="float" office:value="293622.711688645" calcext:value-type="float">
            <text:p>293622.711688645</text:p>
          </table:table-cell>
          <table:table-cell office:value-type="float" office:value="3345.34905660377" calcext:value-type="float">
            <text:p>3345.34905660377</text:p>
          </table:table-cell>
          <table:table-cell office:value-type="float" office:value="2516.5" calcext:value-type="float">
            <text:p>2516.5</text:p>
          </table:table-cell>
          <table:table-cell office:value-type="float" office:value="2119" calcext:value-type="float">
            <text:p>2119</text:p>
          </table:table-cell>
          <table:table-cell office:value-type="float" office:value="20624" calcext:value-type="float">
            <text:p>20624</text:p>
          </table:table-cell>
          <table:table-cell office:value-type="float" office:value="3286.03756185949" calcext:value-type="float">
            <text:p>3286.03756185949</text:p>
          </table:table-cell>
          <table:table-cell office:value-type="float" office:value="0.982270461545052" calcext:value-type="float">
            <text:p>0.98227046154505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4468.518764677" calcext:value-type="float">
            <text:p>354468.518764677</text:p>
          </table:table-cell>
          <table:table-cell office:value-type="float" office:value="282867.827108504" calcext:value-type="float">
            <text:p>282867.827108504</text:p>
          </table:table-cell>
          <table:table-cell office:value-type="float" office:value="2821.125" calcext:value-type="float">
            <text:p>2821.125</text:p>
          </table:table-cell>
          <table:table-cell office:value-type="float" office:value="2145.5" calcext:value-type="float">
            <text:p>2145.5</text:p>
          </table:table-cell>
          <table:table-cell office:value-type="float" office:value="1689" calcext:value-type="float">
            <text:p>1689</text:p>
          </table:table-cell>
          <table:table-cell office:value-type="float" office:value="15250" calcext:value-type="float">
            <text:p>15250</text:p>
          </table:table-cell>
          <table:table-cell office:value-type="float" office:value="2251.27326266526" calcext:value-type="float">
            <text:p>2251.27326266526</text:p>
          </table:table-cell>
          <table:table-cell office:value-type="float" office:value="0.798005498751477" calcext:value-type="float">
            <text:p>0.79800549875147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get/2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041.112336493" calcext:value-type="float">
            <text:p>335041.112336493</text:p>
          </table:table-cell>
          <table:table-cell office:value-type="float" office:value="325632.399236301" calcext:value-type="float">
            <text:p>325632.399236301</text:p>
          </table:table-cell>
          <table:table-cell office:value-type="float" office:value="2984.70833333333" calcext:value-type="float">
            <text:p>2984.70833333333</text:p>
          </table:table-cell>
          <table:table-cell office:value-type="float" office:value="2334.5" calcext:value-type="float">
            <text:p>2334.5</text:p>
          </table:table-cell>
          <table:table-cell office:value-type="float" office:value="1708" calcext:value-type="float">
            <text:p>1708</text:p>
          </table:table-cell>
          <table:table-cell office:value-type="float" office:value="16419" calcext:value-type="float">
            <text:p>16419</text:p>
          </table:table-cell>
          <table:table-cell office:value-type="float" office:value="2900.89096477147" calcext:value-type="float">
            <text:p>2900.89096477147</text:p>
          </table:table-cell>
          <table:table-cell office:value-type="float" office:value="0.971917735603916" calcext:value-type="float">
            <text:p>0.971917735603916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32" calcext:value-type="float">
            <text:p>32</text:p>
          </table:table-cell>
          <table:table-cell office:value-type="float" office:value="7386719.19526144" calcext:value-type="float">
            <text:p>7386719.19526144</text:p>
          </table:table-cell>
          <table:table-cell office:value-type="float" office:value="56140781.0803113" calcext:value-type="float">
            <text:p>56140781.0803113</text:p>
          </table:table-cell>
          <table:table-cell office:value-type="float" office:value="135.378098661378" calcext:value-type="float">
            <text:p>135.378098661378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81530" calcext:value-type="float">
            <text:p>81530</text:p>
          </table:table-cell>
          <table:table-cell office:value-type="float" office:value="1028.90498462332" calcext:value-type="float">
            <text:p>1028.90498462332</text:p>
          </table:table-cell>
          <table:table-cell office:value-type="float" office:value="7.60023220001722" calcext:value-type="float">
            <text:p>7.60023220001722</text:p>
          </table:table-cell>
          <table:table-cell office:value-type="float" office:value="16136" calcext:value-type="float">
            <text:p>1613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64" calcext:value-type="float">
            <text:p>64</text:p>
          </table:table-cell>
          <table:table-cell office:value-type="float" office:value="5559908.13974697" calcext:value-type="float">
            <text:p>5559908.13974697</text:p>
          </table:table-cell>
          <table:table-cell office:value-type="float" office:value="31947001.10631" calcext:value-type="float">
            <text:p>31947001.10631</text:p>
          </table:table-cell>
          <table:table-cell office:value-type="float" office:value="179.85908667288" calcext:value-type="float">
            <text:p>179.85908667288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float" office:value="81595" calcext:value-type="float">
            <text:p>81595</text:p>
          </table:table-cell>
          <table:table-cell office:value-type="float" office:value="1033.46283724391" calcext:value-type="float">
            <text:p>1033.46283724391</text:p>
          </table:table-cell>
          <table:table-cell office:value-type="float" office:value="5.74595844091841" calcext:value-type="float">
            <text:p>5.74595844091841</text:p>
          </table:table-cell>
          <table:table-cell office:value-type="float" office:value="16095" calcext:value-type="float">
            <text:p>160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28" calcext:value-type="float">
            <text:p>128</text:p>
          </table:table-cell>
          <table:table-cell office:value-type="float" office:value="3719035.2088932" calcext:value-type="float">
            <text:p>3719035.2088932</text:p>
          </table:table-cell>
          <table:table-cell office:value-type="float" office:value="14395621.4756975" calcext:value-type="float">
            <text:p>14395621.4756975</text:p>
          </table:table-cell>
          <table:table-cell office:value-type="float" office:value="268.886940787421" calcext:value-type="float">
            <text:p>268.886940787421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81093" calcext:value-type="float">
            <text:p>81093</text:p>
          </table:table-cell>
          <table:table-cell office:value-type="float" office:value="1040.80612360913" calcext:value-type="float">
            <text:p>1040.80612360913</text:p>
          </table:table-cell>
          <table:table-cell office:value-type="float" office:value="3.87079461933401" calcext:value-type="float">
            <text:p>3.87079461933401</text:p>
          </table:table-cell>
          <table:table-cell office:value-type="float" office:value="16027" calcext:value-type="float">
            <text:p>1602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56" calcext:value-type="float">
            <text:p>256</text:p>
          </table:table-cell>
          <table:table-cell office:value-type="float" office:value="2223584.48897793" calcext:value-type="float">
            <text:p>2223584.48897793</text:p>
          </table:table-cell>
          <table:table-cell office:value-type="float" office:value="5427578.42229753" calcext:value-type="float">
            <text:p>5427578.42229753</text:p>
          </table:table-cell>
          <table:table-cell office:value-type="float" office:value="449.724309985473" calcext:value-type="float">
            <text:p>449.724309985473</text:p>
          </table:table-cell>
          <table:table-cell office:value-type="float" office:value="420" calcext:value-type="float">
            <text:p>420</text:p>
          </table:table-cell>
          <table:table-cell office:value-type="float" office:value="41" calcext:value-type="float">
            <text:p>41</text:p>
          </table:table-cell>
          <table:table-cell office:value-type="float" office:value="80688" calcext:value-type="float">
            <text:p>80688</text:p>
          </table:table-cell>
          <table:table-cell office:value-type="float" office:value="1097.73834678158" calcext:value-type="float">
            <text:p>1097.73834678158</text:p>
          </table:table-cell>
          <table:table-cell office:value-type="float" office:value="2.4409139608598" calcext:value-type="float">
            <text:p>2.4409139608598</text:p>
          </table:table-cell>
          <table:table-cell office:value-type="float" office:value="15833" calcext:value-type="float">
            <text:p>1583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512" calcext:value-type="float">
            <text:p>512</text:p>
          </table:table-cell>
          <table:table-cell office:value-type="float" office:value="1260901.39084496" calcext:value-type="float">
            <text:p>1260901.39084496</text:p>
          </table:table-cell>
          <table:table-cell office:value-type="float" office:value="1855757.36562003" calcext:value-type="float">
            <text:p>1855757.36562003</text:p>
          </table:table-cell>
          <table:table-cell office:value-type="float" office:value="793.083430045132" calcext:value-type="float">
            <text:p>793.083430045132</text:p>
          </table:table-cell>
          <table:table-cell office:value-type="float" office:value="764" calcext:value-type="float">
            <text:p>764</text:p>
          </table:table-cell>
          <table:table-cell office:value-type="float" office:value="44" calcext:value-type="float">
            <text:p>44</text:p>
          </table:table-cell>
          <table:table-cell office:value-type="float" office:value="80813" calcext:value-type="float">
            <text:p>80813</text:p>
          </table:table-cell>
          <table:table-cell office:value-type="float" office:value="1167.23673044026" calcext:value-type="float">
            <text:p>1167.23673044026</text:p>
          </table:table-cell>
          <table:table-cell office:value-type="float" office:value="1.47177041685745" calcext:value-type="float">
            <text:p>1.47177041685745</text:p>
          </table:table-cell>
          <table:table-cell office:value-type="float" office:value="15510" calcext:value-type="float">
            <text:p>1551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024" calcext:value-type="float">
            <text:p>1024</text:p>
          </table:table-cell>
          <table:table-cell office:value-type="float" office:value="663252.716773156" calcext:value-type="float">
            <text:p>663252.716773156</text:p>
          </table:table-cell>
          <table:table-cell office:value-type="float" office:value="672794.769519285" calcext:value-type="float">
            <text:p>672794.769519285</text:p>
          </table:table-cell>
          <table:table-cell office:value-type="float" office:value="1507.72092553979" calcext:value-type="float">
            <text:p>1507.72092553979</text:p>
          </table:table-cell>
          <table:table-cell office:value-type="float" office:value="1443" calcext:value-type="float">
            <text:p>1443</text:p>
          </table:table-cell>
          <table:table-cell office:value-type="float" office:value="47" calcext:value-type="float">
            <text:p>47</text:p>
          </table:table-cell>
          <table:table-cell office:value-type="float" office:value="79156" calcext:value-type="float">
            <text:p>79156</text:p>
          </table:table-cell>
          <table:table-cell office:value-type="float" office:value="1529.41213348227" calcext:value-type="float">
            <text:p>1529.41213348227</text:p>
          </table:table-cell>
          <table:table-cell office:value-type="float" office:value="1.01438675259794" calcext:value-type="float">
            <text:p>1.01438675259794</text:p>
          </table:table-cell>
          <table:table-cell office:value-type="float" office:value="14867" calcext:value-type="float">
            <text:p>1486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048" calcext:value-type="float">
            <text:p>2048</text:p>
          </table:table-cell>
          <table:table-cell office:value-type="float" office:value="340523.815197307" calcext:value-type="float">
            <text:p>340523.815197307</text:p>
          </table:table-cell>
          <table:table-cell office:value-type="float" office:value="256285.914862748" calcext:value-type="float">
            <text:p>256285.914862748</text:p>
          </table:table-cell>
          <table:table-cell office:value-type="float" office:value="2936.6521675454" calcext:value-type="float">
            <text:p>2936.6521675454</text:p>
          </table:table-cell>
          <table:table-cell office:value-type="float" office:value="2850" calcext:value-type="float">
            <text:p>2850</text:p>
          </table:table-cell>
          <table:table-cell office:value-type="float" office:value="51" calcext:value-type="float">
            <text:p>51</text:p>
          </table:table-cell>
          <table:table-cell office:value-type="float" office:value="79577" calcext:value-type="float">
            <text:p>79577</text:p>
          </table:table-cell>
          <table:table-cell office:value-type="float" office:value="2210.19075261141" calcext:value-type="float">
            <text:p>2210.19075261141</text:p>
          </table:table-cell>
          <table:table-cell office:value-type="float" office:value="0.752622587393045" calcext:value-type="float">
            <text:p>0.752622587393045</text:p>
          </table:table-cell>
          <table:table-cell office:value-type="float" office:value="13656" calcext:value-type="float">
            <text:p>1365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4096" calcext:value-type="float">
            <text:p>4096</text:p>
          </table:table-cell>
          <table:table-cell office:value-type="float" office:value="176593.514449688" calcext:value-type="float">
            <text:p>176593.514449688</text:p>
          </table:table-cell>
          <table:table-cell office:value-type="float" office:value="112494.224304482" calcext:value-type="float">
            <text:p>112494.224304482</text:p>
          </table:table-cell>
          <table:table-cell office:value-type="float" office:value="5662.72211703959" calcext:value-type="float">
            <text:p>5662.72211703959</text:p>
          </table:table-cell>
          <table:table-cell office:value-type="float" office:value="5528.5" calcext:value-type="float">
            <text:p>5528.5</text:p>
          </table:table-cell>
          <table:table-cell office:value-type="float" office:value="59" calcext:value-type="float">
            <text:p>59</text:p>
          </table:table-cell>
          <table:table-cell office:value-type="float" office:value="72990" calcext:value-type="float">
            <text:p>72990</text:p>
          </table:table-cell>
          <table:table-cell office:value-type="float" office:value="3607.28724377753" calcext:value-type="float">
            <text:p>3607.28724377753</text:p>
          </table:table-cell>
          <table:table-cell office:value-type="float" office:value="0.637023532008203" calcext:value-type="float">
            <text:p>0.637023532008203</text:p>
          </table:table-cell>
          <table:table-cell office:value-type="float" office:value="11620" calcext:value-type="float">
            <text:p>1162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8192" calcext:value-type="float">
            <text:p>8192</text:p>
          </table:table-cell>
          <table:table-cell office:value-type="float" office:value="87450.6267066225" calcext:value-type="float">
            <text:p>87450.6267066225</text:p>
          </table:table-cell>
          <table:table-cell office:value-type="float" office:value="52033.1472058116" calcext:value-type="float">
            <text:p>52033.1472058116</text:p>
          </table:table-cell>
          <table:table-cell office:value-type="float" office:value="11435.0238261274" calcext:value-type="float">
            <text:p>11435.0238261274</text:p>
          </table:table-cell>
          <table:table-cell office:value-type="float" office:value="11531" calcext:value-type="float">
            <text:p>11531</text:p>
          </table:table-cell>
          <table:table-cell office:value-type="float" office:value="70" calcext:value-type="float">
            <text:p>70</text:p>
          </table:table-cell>
          <table:table-cell office:value-type="float" office:value="77540" calcext:value-type="float">
            <text:p>77540</text:p>
          </table:table-cell>
          <table:table-cell office:value-type="float" office:value="6803.84235601813" calcext:value-type="float">
            <text:p>6803.84235601813</text:p>
          </table:table-cell>
          <table:table-cell office:value-type="float" office:value="0.595000278046849" calcext:value-type="float">
            <text:p>0.595000278046849</text:p>
          </table:table-cell>
          <table:table-cell office:value-type="float" office:value="8604" calcext:value-type="float">
            <text:p>860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6384" calcext:value-type="float">
            <text:p>16384</text:p>
          </table:table-cell>
          <table:table-cell office:value-type="float" office:value="45279.0150604275" calcext:value-type="float">
            <text:p>45279.0150604275</text:p>
          </table:table-cell>
          <table:table-cell office:value-type="float" office:value="26445.4344061073" calcext:value-type="float">
            <text:p>26445.4344061073</text:p>
          </table:table-cell>
          <table:table-cell office:value-type="float" office:value="22085.2860572484" calcext:value-type="float">
            <text:p>22085.2860572484</text:p>
          </table:table-cell>
          <table:table-cell office:value-type="float" office:value="22325" calcext:value-type="float">
            <text:p>22325</text:p>
          </table:table-cell>
          <table:table-cell office:value-type="float" office:value="78" calcext:value-type="float">
            <text:p>78</text:p>
          </table:table-cell>
          <table:table-cell office:value-type="float" office:value="91831" calcext:value-type="float">
            <text:p>91831</text:p>
          </table:table-cell>
          <table:table-cell office:value-type="float" office:value="12899.0213896575" calcext:value-type="float">
            <text:p>12899.0213896575</text:p>
          </table:table-cell>
          <table:table-cell office:value-type="float" office:value="0.584054983767079" calcext:value-type="float">
            <text:p>0.584054983767079</text:p>
          </table:table-cell>
          <table:table-cell office:value-type="float" office:value="5415" calcext:value-type="float">
            <text:p>541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32768" calcext:value-type="float">
            <text:p>32768</text:p>
          </table:table-cell>
          <table:table-cell office:value-type="float" office:value="22996.0720111122" calcext:value-type="float">
            <text:p>22996.0720111122</text:p>
          </table:table-cell>
          <table:table-cell office:value-type="float" office:value="14465.9850130299" calcext:value-type="float">
            <text:p>14465.9850130299</text:p>
          </table:table-cell>
          <table:table-cell office:value-type="float" office:value="43485.6874476987" calcext:value-type="float">
            <text:p>43485.6874476987</text:p>
          </table:table-cell>
          <table:table-cell office:value-type="float" office:value="42943" calcext:value-type="float">
            <text:p>42943</text:p>
          </table:table-cell>
          <table:table-cell office:value-type="float" office:value="91" calcext:value-type="float">
            <text:p>91</text:p>
          </table:table-cell>
          <table:table-cell office:value-type="float" office:value="376119" calcext:value-type="float">
            <text:p>376119</text:p>
          </table:table-cell>
          <table:table-cell office:value-type="float" office:value="27355.250174714" calcext:value-type="float">
            <text:p>27355.250174714</text:p>
          </table:table-cell>
          <table:table-cell office:value-type="float" office:value="0.629063302899713" calcext:value-type="float">
            <text:p>0.629063302899713</text:p>
          </table:table-cell>
          <table:table-cell office:value-type="float" office:value="2390" calcext:value-type="float">
            <text:p>239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65536" calcext:value-type="float">
            <text:p>65536</text:p>
          </table:table-cell>
          <table:table-cell office:value-type="float" office:value="10847.8129724266" calcext:value-type="float">
            <text:p>10847.8129724266</text:p>
          </table:table-cell>
          <table:table-cell office:value-type="float" office:value="6473.50984588904" calcext:value-type="float">
            <text:p>6473.50984588904</text:p>
          </table:table-cell>
          <table:table-cell office:value-type="float" office:value="92184.4801843318" calcext:value-type="float">
            <text:p>92184.4801843318</text:p>
          </table:table-cell>
          <table:table-cell office:value-type="float" office:value="91414" calcext:value-type="float">
            <text:p>91414</text:p>
          </table:table-cell>
          <table:table-cell office:value-type="float" office:value="367" calcext:value-type="float">
            <text:p>367</text:p>
          </table:table-cell>
          <table:table-cell office:value-type="float" office:value="306095" calcext:value-type="float">
            <text:p>306095</text:p>
          </table:table-cell>
          <table:table-cell office:value-type="float" office:value="55011.7467574611" calcext:value-type="float">
            <text:p>55011.7467574611</text:p>
          </table:table-cell>
          <table:table-cell office:value-type="float" office:value="0.596757140111435" calcext:value-type="float">
            <text:p>0.596757140111435</text:p>
          </table:table-cell>
          <table:table-cell office:value-type="float" office:value="1085" calcext:value-type="float">
            <text:p>10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76.74350534076" calcext:value-type="float">
            <text:p>4076.74350534076</text:p>
          </table:table-cell>
          <table:table-cell office:value-type="float" office:value="2267.38941275481" calcext:value-type="float">
            <text:p>2267.38941275481</text:p>
          </table:table-cell>
          <table:table-cell office:value-type="float" office:value="245293.823045267" calcext:value-type="float">
            <text:p>245293.823045267</text:p>
          </table:table-cell>
          <table:table-cell office:value-type="float" office:value="252704.5" calcext:value-type="float">
            <text:p>252704.5</text:p>
          </table:table-cell>
          <table:table-cell office:value-type="float" office:value="463" calcext:value-type="float">
            <text:p>463</text:p>
          </table:table-cell>
          <table:table-cell office:value-type="float" office:value="643820" calcext:value-type="float">
            <text:p>643820</text:p>
          </table:table-cell>
          <table:table-cell office:value-type="float" office:value="136426.68876724" calcext:value-type="float">
            <text:p>136426.68876724</text:p>
          </table:table-cell>
          <table:table-cell office:value-type="float" office:value="0.556176617386991" calcext:value-type="float">
            <text:p>0.556176617386991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85.87469591962" calcext:value-type="float">
            <text:p>1985.87469591962</text:p>
          </table:table-cell>
          <table:table-cell office:value-type="float" office:value="1130.96460851889" calcext:value-type="float">
            <text:p>1130.96460851889</text:p>
          </table:table-cell>
          <table:table-cell office:value-type="float" office:value="503556.443946188" calcext:value-type="float">
            <text:p>503556.443946188</text:p>
          </table:table-cell>
          <table:table-cell office:value-type="float" office:value="500652" calcext:value-type="float">
            <text:p>500652</text:p>
          </table:table-cell>
          <table:table-cell office:value-type="float" office:value="11378" calcext:value-type="float">
            <text:p>11378</text:p>
          </table:table-cell>
          <table:table-cell office:value-type="float" office:value="1002455" calcext:value-type="float">
            <text:p>1002455</text:p>
          </table:table-cell>
          <table:table-cell office:value-type="float" office:value="286777.669137397" calcext:value-type="float">
            <text:p>286777.669137397</text:p>
          </table:table-cell>
          <table:table-cell office:value-type="float" office:value="0.569504516494765" calcext:value-type="float">
            <text:p>0.569504516494765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524288" calcext:value-type="float">
            <text:p>524288</text:p>
          </table:table-cell>
          <table:table-cell office:value-type="float" office:value="957.434233583729" calcext:value-type="float">
            <text:p>957.434233583729</text:p>
          </table:table-cell>
          <table:table-cell office:value-type="float" office:value="566.793374090662" calcext:value-type="float">
            <text:p>566.793374090662</text:p>
          </table:table-cell>
          <table:table-cell office:value-type="float" office:value="1044458.16216216" calcext:value-type="float">
            <text:p>1044458.16216216</text:p>
          </table:table-cell>
          <table:table-cell office:value-type="float" office:value="1108862" calcext:value-type="float">
            <text:p>1108862</text:p>
          </table:table-cell>
          <table:table-cell office:value-type="float" office:value="2352" calcext:value-type="float">
            <text:p>2352</text:p>
          </table:table-cell>
          <table:table-cell office:value-type="float" office:value="2113811" calcext:value-type="float">
            <text:p>2113811</text:p>
          </table:table-cell>
          <table:table-cell office:value-type="float" office:value="618310.840643921" calcext:value-type="float">
            <text:p>618310.840643921</text:p>
          </table:table-cell>
          <table:table-cell office:value-type="float" office:value="0.591991965828423" calcext:value-type="float">
            <text:p>0.591991965828423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.fetch/2 (list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49.125183935634" calcext:value-type="float">
            <text:p>549.125183935634</text:p>
          </table:table-cell>
          <table:table-cell office:value-type="float" office:value="330.91891484995" calcext:value-type="float">
            <text:p>330.91891484995</text:p>
          </table:table-cell>
          <table:table-cell office:value-type="float" office:value="1821078.37931035" calcext:value-type="float">
            <text:p>1821078.37931035</text:p>
          </table:table-cell>
          <table:table-cell office:value-type="float" office:value="1699012.5" calcext:value-type="float">
            <text:p>1699012.5</text:p>
          </table:table-cell>
          <table:table-cell office:value-type="float" office:value="94591" calcext:value-type="float">
            <text:p>94591</text:p>
          </table:table-cell>
          <table:table-cell office:value-type="float" office:value="4030049" calcext:value-type="float">
            <text:p>4030049</text:p>
          </table:table-cell>
          <table:table-cell office:value-type="float" office:value="1097435.1546199" calcext:value-type="float">
            <text:p>1097435.1546199</text:p>
          </table:table-cell>
          <table:table-cell office:value-type="float" office:value="0.602629281138085" calcext:value-type="float">
            <text:p>0.602629281138085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</table:table>
      <table:table table:name="Graph" table:style-name="ta1">
        <table:shapes>
          <draw:frame draw:z-index="0" draw:style-name="gr1" draw:text-style-name="P1" svg:width="6.2988in" svg:height="3.5429in" svg:x="0.0004in" svg:y="0.0004in">
            <draw:object draw:notify-on-update-of-ranges="random_access.B2:random_access.B17 random_access.A2:random_access.A2 random_access.C2:random_access.C17 random_access.B18:random_access.B33 random_access.A18:random_access.A18 random_access.C18:random_access.C33 random_access.B34:random_access.B49 random_access.A34:random_access.A34 random_access.C34:random_access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14in" svg:y="0.0004in">
            <draw:object draw:notify-on-update-of-ranges="random_access.B2:random_access.B17 random_access.A2:random_access.A2 random_access.C2:random_access.C17 random_access.B18:random_access.B33 random_access.A18:random_access.A18 random_access.C18:random_access.C33 random_access.B34:random_access.B49 random_access.A34:random_access.A34 random_access.C34:random_access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andom_access.A2:random_access.K4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7T10:46:53.076741787</dc:date>
    <meta:editing-duration>PT8M5S</meta:editing-duration>
    <meta:editing-cycles>6</meta:editing-cycles>
    <meta:generator>LibreOffice/7.2.0.4$Linux_X86_64 LibreOffice_project/20$Build-4</meta:generator>
    <meta:document-statistic meta:table-count="2" meta:cell-count="5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Random element read</text:p>
        </chart:title>
        <chart:legend chart:legend-position="end" svg:x="10.661cm" svg:y="3.703cm" style:legend-expansion="high" chart:style-name="ch3"/>
        <chart:plot-area chart:style-name="ch4" table:cell-range-address="random_access.B2:random_access.C17 random_access.A2:random_access.A2 random_access.A18:random_access.A18 random_access.C18:random_access.C49 random_access.A34:random_access.A34" chart:data-source-has-labels="row" svg:x="1.331cm" svg:y="1.275cm" svg:width="9.01cm" svg:height="6.564cm">
          <chart:coordinate-region svg:x="2.878cm" svg:y="1.275cm" svg:width="7.322cm" svg:height="4.919cm"/>
          <chart:axis chart:dimension="x" chart:name="primary-x" chart:style-name="ch5">
            <chart:title svg:x="4.7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access.C2:random_access.C17" chart:label-cell-address="random_access.A2:random_access.A2" chart:class="chart:scatter">
            <chart:domain table:cell-range-address="random_access.B2:random_access.B17"/>
            <chart:data-point chart:repeated="16"/>
          </chart:series>
          <chart:series chart:style-name="ch11" chart:values-cell-range-address="random_access.C18:random_access.C33" chart:label-cell-address="random_access.A18:random_access.A18" chart:class="chart:scatter">
            <chart:domain table:cell-range-address="random_access.B18:random_access.B33"/>
            <chart:data-point chart:repeated="16"/>
          </chart:series>
          <chart:series chart:style-name="ch12" chart:values-cell-range-address="random_access.C34:random_access.C49" chart:label-cell-address="random_access.A34:random_access.A34" chart:class="chart:scatter">
            <chart:domain table:cell-range-address="random_access.B34:random_access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get/2 (ErlangArray)</text:p>
                <draw:g>
                  <svg:desc>random_access.A2:random_access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MapArray)</text:p>
                <draw:g>
                  <svg:desc>random_access.A18:random_access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num.fetch/2 (list)</text:p>
                <draw:g>
                  <svg:desc>random_access.A34:random_access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access.B2:random_access.B17</svg:desc>
                </draw:g>
              </table:table-cell>
              <table:table-cell office:value-type="float" office:value="5181938.15926314">
                <text:p>5181938.15926314</text:p>
                <draw:g>
                  <svg:desc>random_access.C2:random_access.C17</svg:desc>
                </draw:g>
              </table:table-cell>
              <table:table-cell office:value-type="float" office:value="32">
                <text:p>32</text:p>
                <draw:g>
                  <svg:desc>random_access.B18:random_access.B33</svg:desc>
                </draw:g>
              </table:table-cell>
              <table:table-cell office:value-type="float" office:value="5351103.45190713">
                <text:p>5351103.45190713</text:p>
                <draw:g>
                  <svg:desc>random_access.C18:random_access.C33</svg:desc>
                </draw:g>
              </table:table-cell>
              <table:table-cell office:value-type="float" office:value="32">
                <text:p>32</text:p>
                <draw:g>
                  <svg:desc>random_access.B34:random_access.B49</svg:desc>
                </draw:g>
              </table:table-cell>
              <table:table-cell office:value-type="float" office:value="7386719.19526144">
                <text:p>7386719.19526144</text:p>
                <draw:g>
                  <svg:desc>random_access.C34:random_access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446687.80873922">
                <text:p>5446687.80873922</text:p>
              </table:table-cell>
              <table:table-cell office:value-type="float" office:value="64">
                <text:p>64</text:p>
              </table:table-cell>
              <table:table-cell office:value-type="float" office:value="5716874.55679174">
                <text:p>5716874.55679174</text:p>
              </table:table-cell>
              <table:table-cell office:value-type="float" office:value="64">
                <text:p>64</text:p>
              </table:table-cell>
              <table:table-cell office:value-type="float" office:value="5559908.13974697">
                <text:p>5559908.13974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5262816.18965218">
                <text:p>5262816.18965218</text:p>
              </table:table-cell>
              <table:table-cell office:value-type="float" office:value="128">
                <text:p>128</text:p>
              </table:table-cell>
              <table:table-cell office:value-type="float" office:value="5576958.57599614">
                <text:p>5576958.57599614</text:p>
              </table:table-cell>
              <table:table-cell office:value-type="float" office:value="128">
                <text:p>128</text:p>
              </table:table-cell>
              <table:table-cell office:value-type="float" office:value="3719035.2088932">
                <text:p>3719035.2088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5171365.40717861">
                <text:p>5171365.40717861</text:p>
              </table:table-cell>
              <table:table-cell office:value-type="float" office:value="256">
                <text:p>256</text:p>
              </table:table-cell>
              <table:table-cell office:value-type="float" office:value="5320128.51557392">
                <text:p>5320128.51557392</text:p>
              </table:table-cell>
              <table:table-cell office:value-type="float" office:value="256">
                <text:p>256</text:p>
              </table:table-cell>
              <table:table-cell office:value-type="float" office:value="2223584.48897793">
                <text:p>2223584.4889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301679.0396425">
                <text:p>4301679.0396425</text:p>
              </table:table-cell>
              <table:table-cell office:value-type="float" office:value="512">
                <text:p>512</text:p>
              </table:table-cell>
              <table:table-cell office:value-type="float" office:value="5003837.9703197">
                <text:p>5003837.9703197</text:p>
              </table:table-cell>
              <table:table-cell office:value-type="float" office:value="512">
                <text:p>512</text:p>
              </table:table-cell>
              <table:table-cell office:value-type="float" office:value="1260901.39084496">
                <text:p>1260901.3908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4701619.03173514">
                <text:p>4701619.03173514</text:p>
              </table:table-cell>
              <table:table-cell office:value-type="float" office:value="1024">
                <text:p>1024</text:p>
              </table:table-cell>
              <table:table-cell office:value-type="float" office:value="4739004.46052942">
                <text:p>4739004.46052942</text:p>
              </table:table-cell>
              <table:table-cell office:value-type="float" office:value="1024">
                <text:p>1024</text:p>
              </table:table-cell>
              <table:table-cell office:value-type="float" office:value="663252.716773156">
                <text:p>663252.716773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4187124.46419585">
                <text:p>4187124.46419585</text:p>
              </table:table-cell>
              <table:table-cell office:value-type="float" office:value="2048">
                <text:p>2048</text:p>
              </table:table-cell>
              <table:table-cell office:value-type="float" office:value="4353391.1983864">
                <text:p>4353391.1983864</text:p>
              </table:table-cell>
              <table:table-cell office:value-type="float" office:value="2048">
                <text:p>2048</text:p>
              </table:table-cell>
              <table:table-cell office:value-type="float" office:value="340523.815197307">
                <text:p>340523.815197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3741198.54690039">
                <text:p>3741198.54690039</text:p>
              </table:table-cell>
              <table:table-cell office:value-type="float" office:value="4096">
                <text:p>4096</text:p>
              </table:table-cell>
              <table:table-cell office:value-type="float" office:value="4419447.29246883">
                <text:p>4419447.29246883</text:p>
              </table:table-cell>
              <table:table-cell office:value-type="float" office:value="4096">
                <text:p>4096</text:p>
              </table:table-cell>
              <table:table-cell office:value-type="float" office:value="176593.514449688">
                <text:p>176593.514449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814853.54761575">
                <text:p>4814853.54761575</text:p>
              </table:table-cell>
              <table:table-cell office:value-type="float" office:value="8192">
                <text:p>8192</text:p>
              </table:table-cell>
              <table:table-cell office:value-type="float" office:value="4855353.91270436">
                <text:p>4855353.91270436</text:p>
              </table:table-cell>
              <table:table-cell office:value-type="float" office:value="8192">
                <text:p>8192</text:p>
              </table:table-cell>
              <table:table-cell office:value-type="float" office:value="87450.6267066225">
                <text:p>87450.626706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4509120.72145932">
                <text:p>4509120.72145932</text:p>
              </table:table-cell>
              <table:table-cell office:value-type="float" office:value="16384">
                <text:p>16384</text:p>
              </table:table-cell>
              <table:table-cell office:value-type="float" office:value="4482212.54453934">
                <text:p>4482212.54453934</text:p>
              </table:table-cell>
              <table:table-cell office:value-type="float" office:value="16384">
                <text:p>16384</text:p>
              </table:table-cell>
              <table:table-cell office:value-type="float" office:value="45279.0150604275">
                <text:p>45279.0150604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758555.540635726">
                <text:p>758555.540635726</text:p>
              </table:table-cell>
              <table:table-cell office:value-type="float" office:value="32768">
                <text:p>32768</text:p>
              </table:table-cell>
              <table:table-cell office:value-type="float" office:value="744124.740677943">
                <text:p>744124.740677943</text:p>
              </table:table-cell>
              <table:table-cell office:value-type="float" office:value="32768">
                <text:p>32768</text:p>
              </table:table-cell>
              <table:table-cell office:value-type="float" office:value="22996.0720111122">
                <text:p>22996.072011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556335.715337312">
                <text:p>556335.715337312</text:p>
              </table:table-cell>
              <table:table-cell office:value-type="float" office:value="65536">
                <text:p>65536</text:p>
              </table:table-cell>
              <table:table-cell office:value-type="float" office:value="537947.3584026">
                <text:p>537947.3584026</text:p>
              </table:table-cell>
              <table:table-cell office:value-type="float" office:value="65536">
                <text:p>65536</text:p>
              </table:table-cell>
              <table:table-cell office:value-type="float" office:value="10847.8129724266">
                <text:p>10847.812972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338074.875940111">
                <text:p>338074.875940111</text:p>
              </table:table-cell>
              <table:table-cell office:value-type="float" office:value="131072">
                <text:p>131072</text:p>
              </table:table-cell>
              <table:table-cell office:value-type="float" office:value="365218.089982433">
                <text:p>365218.089982433</text:p>
              </table:table-cell>
              <table:table-cell office:value-type="float" office:value="131072">
                <text:p>131072</text:p>
              </table:table-cell>
              <table:table-cell office:value-type="float" office:value="4076.74350534076">
                <text:p>4076.74350534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349347.829635797">
                <text:p>349347.829635797</text:p>
              </table:table-cell>
              <table:table-cell office:value-type="float" office:value="262144">
                <text:p>262144</text:p>
              </table:table-cell>
              <table:table-cell office:value-type="float" office:value="298922.469099595">
                <text:p>298922.469099595</text:p>
              </table:table-cell>
              <table:table-cell office:value-type="float" office:value="262144">
                <text:p>262144</text:p>
              </table:table-cell>
              <table:table-cell office:value-type="float" office:value="1985.87469591962">
                <text:p>1985.87469591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363317.292532116">
                <text:p>363317.292532116</text:p>
              </table:table-cell>
              <table:table-cell office:value-type="float" office:value="524288">
                <text:p>524288</text:p>
              </table:table-cell>
              <table:table-cell office:value-type="float" office:value="354468.518764677">
                <text:p>354468.518764677</text:p>
              </table:table-cell>
              <table:table-cell office:value-type="float" office:value="524288">
                <text:p>524288</text:p>
              </table:table-cell>
              <table:table-cell office:value-type="float" office:value="957.434233583729">
                <text:p>957.434233583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406504.06504065">
                <text:p>406504.06504065</text:p>
              </table:table-cell>
              <table:table-cell office:value-type="float" office:value="1048576">
                <text:p>1048576</text:p>
              </table:table-cell>
              <table:table-cell office:value-type="float" office:value="335041.112336493">
                <text:p>335041.112336493</text:p>
              </table:table-cell>
              <table:table-cell office:value-type="float" office:value="1048576">
                <text:p>1048576</text:p>
              </table:table-cell>
              <table:table-cell office:value-type="float" office:value="549.125183935634">
                <text:p>549.125183935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Random element read</text:p>
        </chart:title>
        <chart:legend chart:legend-position="end" svg:x="10.661cm" svg:y="3.703cm" style:legend-expansion="high" chart:style-name="ch3"/>
        <chart:plot-area chart:style-name="ch4" table:cell-range-address="random_access.B2:random_access.C17 random_access.A2:random_access.A2 random_access.A18:random_access.A18 random_access.C18:random_access.C49 random_access.A34:random_access.A34" chart:data-source-has-labels="row" svg:x="1.331cm" svg:y="1.275cm" svg:width="9.01cm" svg:height="6.564cm">
          <chart:coordinate-region svg:x="2.878cm" svg:y="1.474cm" svg:width="7.463cm" svg:height="5.718cm"/>
          <chart:axis chart:dimension="x" chart:name="primary-x" chart:style-name="ch5">
            <chart:title svg:x="4.7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access.C2:random_access.C17" chart:label-cell-address="random_access.A2:random_access.A2" chart:class="chart:scatter">
            <chart:domain table:cell-range-address="random_access.B2:random_access.B17"/>
            <chart:data-point chart:repeated="16"/>
          </chart:series>
          <chart:series chart:style-name="ch11" chart:values-cell-range-address="random_access.C18:random_access.C33" chart:label-cell-address="random_access.A18:random_access.A18" chart:class="chart:scatter">
            <chart:domain table:cell-range-address="random_access.B18:random_access.B33"/>
            <chart:data-point chart:repeated="16"/>
          </chart:series>
          <chart:series chart:style-name="ch12" chart:values-cell-range-address="random_access.C34:random_access.C49" chart:label-cell-address="random_access.A34:random_access.A34" chart:class="chart:scatter">
            <chart:domain table:cell-range-address="random_access.B34:random_access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get/2 (ErlangArray)</text:p>
                <draw:g>
                  <svg:desc>random_access.A2:random_access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get/2 (MapArray)</text:p>
                <draw:g>
                  <svg:desc>random_access.A18:random_access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num.fetch/2 (list)</text:p>
                <draw:g>
                  <svg:desc>random_access.A34:random_access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access.B2:random_access.B17</svg:desc>
                </draw:g>
              </table:table-cell>
              <table:table-cell office:value-type="float" office:value="5181938.15926314">
                <text:p>5181938.15926314</text:p>
                <draw:g>
                  <svg:desc>random_access.C2:random_access.C17</svg:desc>
                </draw:g>
              </table:table-cell>
              <table:table-cell office:value-type="float" office:value="32">
                <text:p>32</text:p>
                <draw:g>
                  <svg:desc>random_access.B18:random_access.B33</svg:desc>
                </draw:g>
              </table:table-cell>
              <table:table-cell office:value-type="float" office:value="5351103.45190713">
                <text:p>5351103.45190713</text:p>
                <draw:g>
                  <svg:desc>random_access.C18:random_access.C33</svg:desc>
                </draw:g>
              </table:table-cell>
              <table:table-cell office:value-type="float" office:value="32">
                <text:p>32</text:p>
                <draw:g>
                  <svg:desc>random_access.B34:random_access.B49</svg:desc>
                </draw:g>
              </table:table-cell>
              <table:table-cell office:value-type="float" office:value="7386719.19526144">
                <text:p>7386719.19526144</text:p>
                <draw:g>
                  <svg:desc>random_access.C34:random_access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446687.80873922">
                <text:p>5446687.80873922</text:p>
              </table:table-cell>
              <table:table-cell office:value-type="float" office:value="64">
                <text:p>64</text:p>
              </table:table-cell>
              <table:table-cell office:value-type="float" office:value="5716874.55679174">
                <text:p>5716874.55679174</text:p>
              </table:table-cell>
              <table:table-cell office:value-type="float" office:value="64">
                <text:p>64</text:p>
              </table:table-cell>
              <table:table-cell office:value-type="float" office:value="5559908.13974697">
                <text:p>5559908.13974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5262816.18965218">
                <text:p>5262816.18965218</text:p>
              </table:table-cell>
              <table:table-cell office:value-type="float" office:value="128">
                <text:p>128</text:p>
              </table:table-cell>
              <table:table-cell office:value-type="float" office:value="5576958.57599614">
                <text:p>5576958.57599614</text:p>
              </table:table-cell>
              <table:table-cell office:value-type="float" office:value="128">
                <text:p>128</text:p>
              </table:table-cell>
              <table:table-cell office:value-type="float" office:value="3719035.2088932">
                <text:p>3719035.2088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5171365.40717861">
                <text:p>5171365.40717861</text:p>
              </table:table-cell>
              <table:table-cell office:value-type="float" office:value="256">
                <text:p>256</text:p>
              </table:table-cell>
              <table:table-cell office:value-type="float" office:value="5320128.51557392">
                <text:p>5320128.51557392</text:p>
              </table:table-cell>
              <table:table-cell office:value-type="float" office:value="256">
                <text:p>256</text:p>
              </table:table-cell>
              <table:table-cell office:value-type="float" office:value="2223584.48897793">
                <text:p>2223584.4889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301679.0396425">
                <text:p>4301679.0396425</text:p>
              </table:table-cell>
              <table:table-cell office:value-type="float" office:value="512">
                <text:p>512</text:p>
              </table:table-cell>
              <table:table-cell office:value-type="float" office:value="5003837.9703197">
                <text:p>5003837.9703197</text:p>
              </table:table-cell>
              <table:table-cell office:value-type="float" office:value="512">
                <text:p>512</text:p>
              </table:table-cell>
              <table:table-cell office:value-type="float" office:value="1260901.39084496">
                <text:p>1260901.3908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4701619.03173514">
                <text:p>4701619.03173514</text:p>
              </table:table-cell>
              <table:table-cell office:value-type="float" office:value="1024">
                <text:p>1024</text:p>
              </table:table-cell>
              <table:table-cell office:value-type="float" office:value="4739004.46052942">
                <text:p>4739004.46052942</text:p>
              </table:table-cell>
              <table:table-cell office:value-type="float" office:value="1024">
                <text:p>1024</text:p>
              </table:table-cell>
              <table:table-cell office:value-type="float" office:value="663252.716773156">
                <text:p>663252.716773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4187124.46419585">
                <text:p>4187124.46419585</text:p>
              </table:table-cell>
              <table:table-cell office:value-type="float" office:value="2048">
                <text:p>2048</text:p>
              </table:table-cell>
              <table:table-cell office:value-type="float" office:value="4353391.1983864">
                <text:p>4353391.1983864</text:p>
              </table:table-cell>
              <table:table-cell office:value-type="float" office:value="2048">
                <text:p>2048</text:p>
              </table:table-cell>
              <table:table-cell office:value-type="float" office:value="340523.815197307">
                <text:p>340523.815197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3741198.54690039">
                <text:p>3741198.54690039</text:p>
              </table:table-cell>
              <table:table-cell office:value-type="float" office:value="4096">
                <text:p>4096</text:p>
              </table:table-cell>
              <table:table-cell office:value-type="float" office:value="4419447.29246883">
                <text:p>4419447.29246883</text:p>
              </table:table-cell>
              <table:table-cell office:value-type="float" office:value="4096">
                <text:p>4096</text:p>
              </table:table-cell>
              <table:table-cell office:value-type="float" office:value="176593.514449688">
                <text:p>176593.514449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814853.54761575">
                <text:p>4814853.54761575</text:p>
              </table:table-cell>
              <table:table-cell office:value-type="float" office:value="8192">
                <text:p>8192</text:p>
              </table:table-cell>
              <table:table-cell office:value-type="float" office:value="4855353.91270436">
                <text:p>4855353.91270436</text:p>
              </table:table-cell>
              <table:table-cell office:value-type="float" office:value="8192">
                <text:p>8192</text:p>
              </table:table-cell>
              <table:table-cell office:value-type="float" office:value="87450.6267066225">
                <text:p>87450.626706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4509120.72145932">
                <text:p>4509120.72145932</text:p>
              </table:table-cell>
              <table:table-cell office:value-type="float" office:value="16384">
                <text:p>16384</text:p>
              </table:table-cell>
              <table:table-cell office:value-type="float" office:value="4482212.54453934">
                <text:p>4482212.54453934</text:p>
              </table:table-cell>
              <table:table-cell office:value-type="float" office:value="16384">
                <text:p>16384</text:p>
              </table:table-cell>
              <table:table-cell office:value-type="float" office:value="45279.0150604275">
                <text:p>45279.0150604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758555.540635726">
                <text:p>758555.540635726</text:p>
              </table:table-cell>
              <table:table-cell office:value-type="float" office:value="32768">
                <text:p>32768</text:p>
              </table:table-cell>
              <table:table-cell office:value-type="float" office:value="744124.740677943">
                <text:p>744124.740677943</text:p>
              </table:table-cell>
              <table:table-cell office:value-type="float" office:value="32768">
                <text:p>32768</text:p>
              </table:table-cell>
              <table:table-cell office:value-type="float" office:value="22996.0720111122">
                <text:p>22996.072011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556335.715337312">
                <text:p>556335.715337312</text:p>
              </table:table-cell>
              <table:table-cell office:value-type="float" office:value="65536">
                <text:p>65536</text:p>
              </table:table-cell>
              <table:table-cell office:value-type="float" office:value="537947.3584026">
                <text:p>537947.3584026</text:p>
              </table:table-cell>
              <table:table-cell office:value-type="float" office:value="65536">
                <text:p>65536</text:p>
              </table:table-cell>
              <table:table-cell office:value-type="float" office:value="10847.8129724266">
                <text:p>10847.812972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338074.875940111">
                <text:p>338074.875940111</text:p>
              </table:table-cell>
              <table:table-cell office:value-type="float" office:value="131072">
                <text:p>131072</text:p>
              </table:table-cell>
              <table:table-cell office:value-type="float" office:value="365218.089982433">
                <text:p>365218.089982433</text:p>
              </table:table-cell>
              <table:table-cell office:value-type="float" office:value="131072">
                <text:p>131072</text:p>
              </table:table-cell>
              <table:table-cell office:value-type="float" office:value="4076.74350534076">
                <text:p>4076.74350534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349347.829635797">
                <text:p>349347.829635797</text:p>
              </table:table-cell>
              <table:table-cell office:value-type="float" office:value="262144">
                <text:p>262144</text:p>
              </table:table-cell>
              <table:table-cell office:value-type="float" office:value="298922.469099595">
                <text:p>298922.469099595</text:p>
              </table:table-cell>
              <table:table-cell office:value-type="float" office:value="262144">
                <text:p>262144</text:p>
              </table:table-cell>
              <table:table-cell office:value-type="float" office:value="1985.87469591962">
                <text:p>1985.87469591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363317.292532116">
                <text:p>363317.292532116</text:p>
              </table:table-cell>
              <table:table-cell office:value-type="float" office:value="524288">
                <text:p>524288</text:p>
              </table:table-cell>
              <table:table-cell office:value-type="float" office:value="354468.518764677">
                <text:p>354468.518764677</text:p>
              </table:table-cell>
              <table:table-cell office:value-type="float" office:value="524288">
                <text:p>524288</text:p>
              </table:table-cell>
              <table:table-cell office:value-type="float" office:value="957.434233583729">
                <text:p>957.434233583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406504.06504065">
                <text:p>406504.06504065</text:p>
              </table:table-cell>
              <table:table-cell office:value-type="float" office:value="1048576">
                <text:p>1048576</text:p>
              </table:table-cell>
              <table:table-cell office:value-type="float" office:value="335041.112336493">
                <text:p>335041.112336493</text:p>
              </table:table-cell>
              <table:table-cell office:value-type="float" office:value="1048576">
                <text:p>1048576</text:p>
              </table:table-cell>
              <table:table-cell office:value-type="float" office:value="549.125183935634">
                <text:p>549.125183935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